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5.082cm"/>
    </style:style>
    <style:style style:name="co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6.077cm"/>
    </style:style>
    <style:style style:name="co9" style:family="table-column">
      <style:table-column-properties fo:break-before="auto" style:column-width="6.909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4.75cm"/>
    </style:style>
    <style:style style:name="co12" style:family="table-column">
      <style:table-column-properties fo:break-before="auto" style:column-width="0.443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dddddd" style:text-align-source="value-type" style:repeat-content="false" fo:wrap-option="wrap" style:vertical-align="middle"/>
      <style:paragraph-properties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eeeee" fo:wrap-option="wrap"/>
    </style:style>
    <style:style style:name="ce11" style:family="table-cell" style:parent-style-name="Default">
      <style:table-cell-properties style:text-align-source="value-type" style:repeat-content="false" fo:wrap-option="wrap" style:vertical-align="middle"/>
    </style:style>
  </office:automatic-styles>
  <office:body>
    <office:spreadsheet>
      <table:table table:name="Undoredo Inventory" table:style-name="ta1" table:print="false">
        <table:table-column table:style-name="co3" table:default-cell-style-name="ce2"/>
        <table:table-column table:style-name="co4" table:default-cell-style-name="Default"/>
        <table:table-column table:style-name="co6" table:default-cell-style-name="ce7"/>
        <table:table-column table:style-name="co7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2">
          <table:table-cell table:style-name="ce1" office:value-type="string">
            <text:p>Group</text:p>
          </table:table-cell>
          <table:table-cell table:style-name="ce4" office:value-type="string">
            <text:p>Function name</text:p>
          </table:table-cell>
          <table:table-cell table:style-name="ce6" office:value-type="string">
            <text:p>number of target functions</text:p>
          </table:table-cell>
          <table:table-cell table:style-name="ce4" office:value-type="string">
            <text:p>Files</text:p>
          </table:table-cell>
          <table:table-cell table:style-name="ce4" office:value-type="string">
            <text:p>Inner function</text:p>
          </table:table-cell>
          <table:table-cell table:style-name="ce4" office:value-type="string">
            <text:p>Lines</text:p>
          </table:table-cell>
          <table:table-cell table:style-name="ce4" office:value-type="string">
            <text:p>Implemenation Mode</text:p>
          </table:table-cell>
          <table:table-cell table:style-name="ce4"/>
          <table:table-cell table:style-name="ce4" office:value-type="string">
            <text:p>Show name in undo Menu</text:p>
          </table:table-cell>
          <table:table-cell table:style-name="ce11" table:number-columns-repeated="1015"/>
        </table:table-row>
        <table:table-row table:style-name="ro3">
          <table:table-cell office:value-type="string" table:number-columns-spanned="1" table:number-rows-spanned="2">
            <text:p>Function</text:p>
          </table:table-cell>
          <table:table-cell office:value-type="string">
            <text:p>Alignment</text:p>
          </table:table-cell>
          <table:table-cell office:value-type="float" office:value="6">
            <text:p>6</text:p>
          </table:table-cell>
          <table:table-cell office:value-type="string">
            <text:p>controls/propertiesView.py</text:p>
          </table:table-cell>
          <table:table-cell office:value-type="string">
            <text:p>_alignHLeft, _alignHRight, _alignHCenter, _alignVtop, _alignVBottom, _alignVCenter</text:p>
          </table:table-cell>
          <table:table-cell office:value-type="string">
            <text:p>58-&gt;191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Align ...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Transform</text:p>
          </table:table-cell>
          <table:table-cell office:value-type="float" office:value="13">
            <text:p>13</text:p>
          </table:table-cell>
          <table:table-cell office:value-type="string">
            <text:p>controls/propertiesView.py</text:p>
          </table:table-cell>
          <table:table-cell office:value-type="string">
            <text:p>binaryPathOp, removeOverlap,transform</text:p>
          </table:table-cell>
          <table:table-cell office:value-type="string">
            <text:p>609-&gt;659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Rotate, Mirror etc...</text:p>
          </table:table-cell>
          <table:table-cell table:number-columns-repeated="1015"/>
        </table:table-row>
        <table:table-row table:style-name="ro6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4">
          <table:table-cell office:value-type="string" table:number-columns-spanned="1" table:number-rows-spanned="2">
            <text:p>Clipboard</text:p>
          </table:table-cell>
          <table:table-cell office:value-type="string">
            <text:p>Paste</text:p>
          </table:table-cell>
          <table:table-cell office:value-type="float" office:value="1">
            <text:p>1</text:p>
          </table:table-cell>
          <table:table-cell office:value-type="string">
            <text:p>Util/clipboard.py</text:p>
          </table:table-cell>
          <table:table-cell office:value-type="string">
            <text:p>retrieve</text:p>
          </table:table-cell>
          <table:table-cell office:value-type="string">
            <text:p>10-&gt;11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Paste selection</text:p>
          </table:table-cell>
          <table:table-cell table:number-columns-repeated="1015"/>
        </table:table-row>
        <table:table-row table:style-name="ro5">
          <table:covered-table-cell/>
          <table:table-cell office:value-type="string">
            <text:p>Cut</text:p>
          </table:table-cell>
          <table:table-cell office:value-type="float" office:value="1">
            <text:p>1</text:p>
          </table:table-cell>
          <table:table-cell office:value-type="string">
            <text:p>Util/canvasDelete.py</text:p>
          </table:table-cell>
          <table:table-cell table:style-name="Default" office:value-type="string">
            <text:p>deleteUILayerSelection</text:p>
          </table:table-cell>
          <table:table-cell office:value-type="string">
            <text:p>c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Cut selection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4">
          <table:table-cell office:value-type="string" table:number-columns-spanned="1" table:number-rows-spanned="2">
            <text:p>Tools Box</text:p>
          </table:table-cell>
          <table:table-cell office:value-type="string">
            <text:p>Add a shape</text:p>
          </table:table-cell>
          <table:table-cell office:value-type="float" office:value="1">
            <text:p>1</text:p>
          </table:table-cell>
          <table:table-cell office:value-type="string">
            <text:p>DrawingTools/Shapetools.py</text:p>
          </table:table-cell>
          <table:table-cell office:value-type="string">
            <text:p>OnMouseUpLeftUp</text:p>
          </table:table-cell>
          <table:table-cell office:value-type="string">
            <text:p>157-&gt;192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Draw ellipsis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Cut a figure</text:p>
          </table:table-cell>
          <table:table-cell office:value-type="float" office:value="1">
            <text:p>1</text:p>
          </table:table-cell>
          <table:table-cell office:value-type="string">
            <text:p>DrawingTools/Knifetools.py</text:p>
          </table:table-cell>
          <table:table-cell office:value-type="string">
            <text:p>OnMouseUpLeftUp</text:p>
          </table:table-cell>
          <table:table-cell office:value-type="string">
            <text:p>83-&gt;96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Knife cut selection</text:p>
          </table:table-cell>
          <table:table-cell table:number-columns-repeated="1015"/>
        </table:table-row>
        <table:table-row table:style-name="ro6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4">
          <table:table-cell office:value-type="string" table:number-columns-spanned="1" table:number-rows-spanned="10">
            <text:p>Construction function</text:p>
          </table:table-cell>
          <table:table-cell office:value-type="string">
            <text:p>Reverse Path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reverse</text:p>
          </table:table-cell>
          <table:table-cell office:value-type="string">
            <text:p>165-&gt;178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Reverse Path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Set start Point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setStartPoint</text:p>
          </table:table-cell>
          <table:table-cell office:value-type="string">
            <text:p>182-&gt;185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Set start Point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Add an anchor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createAnchor</text:p>
          </table:table-cell>
          <table:table-cell office:value-type="string">
            <text:p>97-&gt;100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Add an anchor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Add a component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createComponent</text:p>
          </table:table-cell>
          <table:table-cell office:value-type="string">
            <text:p>104-&gt;110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Add a component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Add a guideline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createGuideline</text:p>
          </table:table-cell>
          <table:table-cell office:value-type="string">
            <text:p>114-&gt;118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Add a guideline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Decompose component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decomposeComponent</text:p>
          </table:table-cell>
          <table:table-cell/>
          <table:table-cell office:value-type="string">
            <text:p>layer_decorate_undoredo</text:p>
          </table:table-cell>
          <table:table-cell/>
          <table:table-cell office:value-type="string">
            <text:p>Decompose component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Lock component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lockComponent (NI)</text:p>
          </table:table-cell>
          <table:table-cell office:value-type="string">
            <text:p>128-&gt;129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Lock component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Lock guideline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lockGuideline (NI)</text:p>
          </table:table-cell>
          <table:table-cell office:value-type="string">
            <text:p>133-&gt;134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Lock guideline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Toggle guideline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toggleGuideline</text:p>
          </table:table-cell>
          <table:table-cell office:value-type="string">
            <text:p>138-&gt;147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Toggle guideline</text:p>
          </table:table-cell>
          <table:table-cell table:number-columns-repeated="1015"/>
        </table:table-row>
        <table:table-row table:style-name="ro4">
          <table:covered-table-cell/>
          <table:table-cell office:value-type="string">
            <text:p>Rename item</text:p>
          </table:table-cell>
          <table:table-cell office:value-type="float" office:value="1">
            <text:p>1</text:p>
          </table:table-cell>
          <table:table-cell office:value-type="string">
            <text:p>DrawingTools/selectionTools.py</text:p>
          </table:table-cell>
          <table:table-cell office:value-type="string">
            <text:p>renameItem (NI)</text:p>
          </table:table-cell>
          <table:table-cell office:value-type="string">
            <text:p>160-&gt;161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Rename item</text:p>
          </table:table-cell>
          <table:table-cell table:number-columns-repeated="1015"/>
        </table:table-row>
        <table:table-row table:style-name="ro6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5">
          <table:table-cell office:value-type="string" table:number-columns-spanned="1" table:number-rows-spanned="3">
            <text:p>Drawing pen</text:p>
          </table:table-cell>
          <table:table-cell table:number-columns-repeated="2"/>
          <table:table-cell office:value-type="string">
            <text:p>DrawingTools/penTools.py</text:p>
          </table:table-cell>
          <table:table-cell table:number-columns-repeated="2"/>
          <table:table-cell office:value-type="string">
            <text:p>layer_decorate_undoredo</text:p>
          </table:table-cell>
          <table:table-cell table:number-columns-repeated="1017"/>
        </table:table-row>
        <table:table-row table:style-name="ro5">
          <table:covered-table-cell/>
          <table:table-cell table:number-columns-repeated="1023"/>
        </table:table-row>
        <table:table-row table:style-name="ro5">
          <table:covered-table-cell/>
          <table:table-cell table:number-columns-repeated="1023"/>
        </table:table-row>
        <table:table-row table:style-name="ro6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4">
          <table:table-cell office:value-type="string" table:number-columns-spanned="1" table:number-rows-spanned="2">
            <text:p>Move</text:p>
          </table:table-cell>
          <table:table-cell office:value-type="string">
            <text:p>Move selection</text:p>
          </table:table-cell>
          <table:table-cell office:value-type="float" office:value="2">
            <text:p>2</text:p>
          </table:table-cell>
          <table:table-cell office:value-type="string">
            <text:p>DrawingTools/selectionTools.py</text:p>
          </table:table-cell>
          <table:table-cell office:value-type="string">
            <text:p>OnMotion</text:p>
          </table:table-cell>
          <table:table-cell office:value-type="float" office:value="395">
            <text:p>395</text:p>
          </table:table-cell>
          <table:table-cell office:value-type="string">
            <text:p>selectionTools.prepareUndo</text:p>
          </table:table-cell>
          <table:table-cell/>
          <table:table-cell office:value-type="string">
            <text:p>Move selection</text:p>
          </table:table-cell>
          <table:table-cell table:number-columns-repeated="1015"/>
        </table:table-row>
        <table:table-row table:style-name="ro4">
          <table:covered-table-cell/>
          <table:table-cell table:number-columns-repeated="3"/>
          <table:table-cell office:value-type="string">
            <text:p>OnMouseUp</text:p>
          </table:table-cell>
          <table:table-cell office:value-type="float" office:value="435">
            <text:p>435</text:p>
          </table:table-cell>
          <table:table-cell office:value-type="string">
            <text:p>performUndo</text:p>
          </table:table-cell>
          <table:table-cell table:number-columns-repeated="1017"/>
        </table:table-row>
        <table:table-row table:style-name="ro6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4">
          <table:table-cell office:value-type="string">
            <text:p>Delete</text:p>
          </table:table-cell>
          <table:table-cell office:value-type="string">
            <text:p>Delete selection</text:p>
          </table:table-cell>
          <table:table-cell office:value-type="float" office:value="1">
            <text:p>1</text:p>
          </table:table-cell>
          <table:table-cell office:value-type="string">
            <text:p>Util/canvasDelete.py</text:p>
          </table:table-cell>
          <table:table-cell table:style-name="Default" office:value-type="string">
            <text:p>deleteUILayerSelection</text:p>
          </table:table-cell>
          <table:table-cell office:value-type="string">
            <text:p>12-&gt;32</text:p>
          </table:table-cell>
          <table:table-cell office:value-type="string">
            <text:p>layer_decorate_undoredo</text:p>
          </table:table-cell>
          <table:table-cell/>
          <table:table-cell office:value-type="string">
            <text:p>Delete selection</text:p>
          </table:table-cell>
          <table:table-cell table:number-columns-repeated="1015"/>
        </table:table-row>
        <table:table-row table:style-name="ro6">
          <table:table-cell table:style-name="ce3"/>
          <table:table-cell table:style-name="ce5"/>
          <table:table-cell table:style-name="ce8"/>
          <table:table-cell table:style-name="ce5"/>
          <table:table-cell table:style-name="ce10"/>
          <table:table-cell table:style-name="ce5" table:number-columns-repeated="1019"/>
        </table:table-row>
        <table:table-row table:style-name="ro4">
          <table:table-cell office:value-type="string">
            <text:p>Layer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plan" table:style-name="ta1" table:print="false">
        <table:table-column table:style-name="co8" table:default-cell-style-name="Default"/>
        <table:table-column table:style-name="co5" table:number-columns-repeated="2" table:default-cell-style-name="Default"/>
        <table:table-row table:style-name="ro5">
          <table:table-cell office:value-type="string">
            <text:p>Action</text:p>
          </table:table-cell>
          <table:table-cell office:value-type="string">
            <text:p>Check</text:p>
          </table:table-cell>
          <table:table-cell office:value-type="string">
            <text:p>Undo name</text:p>
          </table:table-cell>
        </table:table-row>
        <table:table-row table:style-name="ro5">
          <table:table-cell office:value-type="string">
            <text:p>Open a glyph</text:p>
          </table:table-cell>
          <table:table-cell table:number-columns-repeated="2"/>
        </table:table-row>
        <table:table-row table:style-name="ro5">
          <table:table-cell office:value-type="string">
            <text:p>Create an ellipsis</text:p>
          </table:table-cell>
          <table:table-cell table:number-columns-repeated="2"/>
        </table:table-row>
        <table:table-row table:style-name="ro5">
          <table:table-cell office:value-type="string">
            <text:p>Create an rectangle</text:p>
          </table:table-cell>
          <table:table-cell table:number-columns-repeated="2"/>
        </table:table-row>
        <table:table-row table:style-name="ro5">
          <table:table-cell office:value-type="string">
            <text:p>Select Both</text:p>
          </table:table-cell>
          <table:table-cell table:number-columns-repeated="2"/>
        </table:table-row>
        <table:table-row table:style-name="ro5">
          <table:table-cell office:value-type="string">
            <text:p>Left align</text:p>
          </table:table-cell>
          <table:table-cell table:number-columns-repeated="2"/>
        </table:table-row>
        <table:table-row table:style-name="ro5">
          <table:table-cell office:value-type="string">
            <text:p>Use knife and cut both figures</text:p>
          </table:table-cell>
          <table:table-cell table:number-columns-repeated="2"/>
        </table:table-row>
        <table:table-row table:style-name="ro5">
          <table:table-cell office:value-type="string">
            <text:p>Vertical center Align </text:p>
          </table:table-cell>
          <table:table-cell table:number-columns-repeated="2"/>
        </table:table-row>
        <table:table-row table:style-name="ro5">
          <table:table-cell office:value-type="string">
            <text:p>Use select tools</text:p>
          </table:table-cell>
          <table:table-cell table:number-columns-repeated="2"/>
        </table:table-row>
        <table:table-row table:style-name="ro5">
          <table:table-cell office:value-type="string">
            <text:p>Add an anchor</text:p>
          </table:table-cell>
          <table:table-cell table:number-columns-repeated="2"/>
        </table:table-row>
        <table:table-row table:style-name="ro5">
          <table:table-cell office:value-type="string">
            <text:p>Move the anchor</text:p>
          </table:table-cell>
          <table:table-cell table:number-columns-repeated="2"/>
        </table:table-row>
        <table:table-row table:style-name="ro5">
          <table:table-cell office:value-type="string">
            <text:p>Delete the anchor</text:p>
          </table:table-cell>
          <table:table-cell table:number-columns-repeated="2"/>
        </table:table-row>
        <table:table-row table:style-name="ro5">
          <table:table-cell office:value-type="string">
            <text:p>Undo</text:p>
          </table:table-cell>
          <table:table-cell table:number-columns-repeated="2"/>
        </table:table-row>
        <table:table-row table:style-name="ro5">
          <table:table-cell office:value-type="string">
            <text:p>Add a guideline</text:p>
          </table:table-cell>
          <table:table-cell table:number-columns-repeated="2"/>
        </table:table-row>
        <table:table-row table:style-name="ro5">
          <table:table-cell office:value-type="string">
            <text:p>Move the guideline</text:p>
          </table:table-cell>
          <table:table-cell table:number-columns-repeated="2"/>
        </table:table-row>
        <table:table-row table:style-name="ro5">
          <table:table-cell office:value-type="string">
            <text:p>Toggle it</text:p>
          </table:table-cell>
          <table:table-cell table:number-columns-repeated="2"/>
        </table:table-row>
        <table:table-row table:style-name="ro5">
          <table:table-cell office:value-type="string">
            <text:p>Select all</text:p>
          </table:table-cell>
          <table:table-cell table:number-columns-repeated="2"/>
        </table:table-row>
        <table:table-row table:style-name="ro5">
          <table:table-cell office:value-type="string">
            <text:p>Copy to clipboard</text:p>
          </table:table-cell>
          <table:table-cell table:number-columns-repeated="2"/>
        </table:table-row>
        <table:table-row table:style-name="ro5">
          <table:table-cell office:value-type="string">
            <text:p>Opern an other glyph</text:p>
          </table:table-cell>
          <table:table-cell table:number-columns-repeated="2"/>
        </table:table-row>
        <table:table-row table:style-name="ro5">
          <table:table-cell office:value-type="string">
            <text:p>Paste from clipboard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6/11/2018</text:date>, <text:time>14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1M</meta:editing-duration>
    <meta:editing-cycles>7</meta:editing-cycles>
    <meta:generator>OpenOffice/4.1.4$Win32 OpenOffice.org_project/414m5$Build-9788</meta:generator>
    <dc:date>2018-11-16T14:25:24.41</dc:date>
    <meta:document-statistic meta:table-count="3" meta:cell-count="168" meta:object-count="0"/>
    <meta:user-defined meta:name="Info 1"/>
    <meta:user-defined meta:name="Info 2"/>
    <meta:user-defined meta:name="Info 3"/>
    <meta:user-defined meta:name="Info 4"/>
  </office:meta>
</office:document-meta>
</file>